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c2952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8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9" style:family="paragraph" style:parent-style-name="Text_20_body" style:list-style-name="L2">
      <style:text-properties fo:language="en" fo:country="US" style:text-underline-style="none" fo:font-weight="normal" officeooo:paragraph-rsid="001aaad6" style:font-weight-asian="normal" style:font-weight-complex="normal"/>
    </style:style>
    <style:style style:name="P10" style:family="paragraph" style:parent-style-name="Text_20_body" style:list-style-name="L2">
      <style:text-properties fo:language="en" fo:country="US" style:text-underline-style="none" fo:font-weight="normal" officeooo:rsid="001db589" officeooo:paragraph-rsid="001db589" style:font-weight-asian="normal" style:font-weight-complex="normal"/>
    </style:style>
    <style:style style:name="P11" style:family="paragraph" style:parent-style-name="Text_20_body" style:list-style-name="L2">
      <style:text-properties fo:language="en" fo:country="US" style:text-underline-style="none" fo:font-weight="normal" officeooo:rsid="001aaad6" officeooo:paragraph-rsid="001aaad6" style:font-weight-asian="normal" style:font-weight-complex="normal"/>
    </style:style>
    <style:style style:name="P12" style:family="paragraph" style:parent-style-name="Text_20_body" style:list-style-name="L2">
      <style:text-properties fo:language="en" fo:country="US" style:text-underline-style="none" fo:font-weight="normal" officeooo:rsid="001c3474" officeooo:paragraph-rsid="001c3474" style:font-weight-asian="normal" style:font-weight-complex="normal"/>
    </style:style>
    <style:style style:name="P13" style:family="paragraph" style:parent-style-name="Text_20_body" style:list-style-name="L2">
      <style:text-properties fo:language="en" fo:country="US" style:text-underline-style="none" fo:font-weight="normal" officeooo:rsid="001fb4f7" officeooo:paragraph-rsid="001fb4f7" style:font-weight-asian="normal" style:font-weight-complex="normal"/>
    </style:style>
    <style:style style:name="P14" style:family="paragraph" style:parent-style-name="Text_20_body" style:list-style-name="L1">
      <style:text-properties officeooo:rsid="001c2952" officeooo:paragraph-rsid="001c2952"/>
    </style:style>
    <style:style style:name="P15" style:family="paragraph" style:parent-style-name="Text_20_body" style:list-style-name="L1">
      <style:text-properties fo:font-weight="normal" style:font-weight-asian="normal" style:font-weight-complex="normal"/>
    </style:style>
    <style:style style:name="P16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style:style style:name="T4" style:family="text">
      <style:text-properties officeooo:rsid="001c2952"/>
    </style:style>
    <style:style style:name="T5" style:family="text">
      <style:text-properties officeooo:rsid="001fb4f7"/>
    </style:style>
    <style:style style:name="T6" style:family="text">
      <style:text-properties officeooo:rsid="00217c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3778974595718253927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6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6">Stump forest </text:p>
          <text:list>
            <text:list-item>
              <text:p text:style-name="P6">Stump trees (11): 58,13%</text:p>
            </text:list-item>
            <text:list-item>
              <text:p text:style-name="P6">Linear trees (11): 66,01%</text:p>
            </text:list-item>
          </text:list>
        </text:list-item>
        <text:list-item>
          <text:p text:style-name="P6">Linear tree forest (11): </text:p>
          <text:list>
            <text:list-item>
              <text:p text:style-name="P6">(maxSplits = 25): 69,95%</text:p>
            </text:list-item>
            <text:list-item>
              <text:p text:style-name="P6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5">SVM</text:p>
          <text:list>
            <text:list-item>
              <text:p text:style-name="P5"><text:span text:style-name="T4">(r):</text:span> <text:span text:style-name="T1">73</text:span>%</text:p>
            </text:list-item>
            <text:list-item>
              <text:p text:style-name="P1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174205333533249" text:continue-numbering="true" text:style-name="L1">
        <text:list-item>
          <text:p text:style-name="P15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7"><text:span text:style-name="T1">Stump forest (11 trees – primitive version): 5</text:span>7,14<text:span text:style-name="T1">%</text:span></text:p>
        </text:list-item>
        <text:list-item>
          <text:p text:style-name="P7">SVM: 57%</text:p>
        </text:list-item>
        <text:list-item>
          <text:p text:style-name="P7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156725524580371150" text:style-name="L2">
        <text:list-item>
          <text:p text:style-name="P16">MATLAB classification forest </text:p>
          <text:list>
            <text:list-item>
              <text:p text:style-name="P8"><text:soft-page-break/>(default settings) – 11 trees: 62,11%</text:p>
            </text:list-item>
            <text:list-item>
              <text:p text:style-name="P8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8">Linear tree forest (11): </text:p>
          <text:list>
            <text:list-item>
              <text:p text:style-name="P8"><text:bookmark-start text:name="__DdeLink__62_1228293541"/>(maxSplits = 10) – 11 trees: 71,58%<text:bookmark-end text:name="__DdeLink__62_1228293541"/></text:p>
            </text:list-item>
            <text:list-item>
              <text:p text:style-name="P8">(maxSplits = 25, 50, Inf) – 11 trees: 73,68%</text:p>
            </text:list-item>
          </text:list>
        </text:list-item>
        <text:list-item>
          <text:p text:style-name="P8">PCA (189 ft.) + Linear tree forest (maxSplits = Inf)</text:p>
          <text:list>
            <text:list-item>
              <text:p text:style-name="P8">(11t): 72,63%</text:p>
            </text:list-item>
            <text:list-item>
              <text:p text:style-name="P8">(100t): 73,16%</text:p>
            </text:list-item>
            <text:list-item>
              <text:p text:style-name="P10">(100t, 'mahal'): 73,16%</text:p>
            </text:list-item>
          </text:list>
        </text:list-item>
        <text:list-item>
          <text:p text:style-name="P8">PCA (20ft.) + Linear tree forest (maxSplits = Inf)</text:p>
          <text:list>
            <text:list-item>
              <text:p text:style-name="P8">(100t): 75,26%</text:p>
            </text:list-item>
          </text:list>
        </text:list-item>
        <text:list-item>
          <text:p text:style-name="P11">Linear tree forest (11t, maxSplits = Inf)</text:p>
          <text:list>
            <text:list-item>
              <text:p text:style-name="P11">(distance = Inf): 65,26%</text:p>
            </text:list-item>
            <text:list-item>
              <text:p text:style-name="P11">(distance = 1): 64,21%</text:p>
            </text:list-item>
            <text:list-item>
              <text:p text:style-name="P12">(distance = 'mahal'): 72,63%</text:p>
            </text:list-item>
          </text:list>
        </text:list-item>
        <text:list-item>
          <text:p text:style-name="P9">SVM</text:p>
          <text:list>
            <text:list-item>
              <text:p text:style-name="P8">(default settings – linear): <text:span text:style-name="T2">77,89</text:span>%</text:p>
            </text:list-item>
            <text:list-item>
              <text:p text:style-name="P8">(quadratic): 60,00%</text:p>
            </text:list-item>
            <text:list-item>
              <text:p text:style-name="P8">(polynomial): 52,63% (3<text:span text:style-name="T3">rd</text:span> order), higher orders did not converge</text:p>
            </text:list-item>
            <text:list-item>
              <text:p text:style-name="P8">(RBF, <text:span text:style-name="T5">sigma = 1</text:span>): 52,63%</text:p>
            </text:list-item>
            <text:list-item>
              <text:p text:style-name="P13">(RBF, sigma = 6 – <text:span text:style-name="T6">worked only for a while???</text:span>): 76,84%</text:p>
            </text:list-item>
            <text:list-item>
              <text:p text:style-name="P8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7-27T17:42:04.524294596</dc:date>
    <meta:editing-duration>P1DT8H8M24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325" meta:character-count="2024" meta:non-whitespace-character-count="1776"/>
  </office:meta>
</office:document-meta>
</file>